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6.25pt"/>
    </style:style>
    <style:style style:name="co6" style:family="table-column">
      <style:table-column-properties fo:break-before="auto" style:column-width="165.2pt"/>
    </style:style>
    <style:style style:name="co4" style:family="table-column">
      <style:table-column-properties fo:break-before="auto" style:column-width="63.3pt"/>
    </style:style>
    <style:style style:name="co5" style:family="table-column">
      <style:table-column-properties fo:break-before="auto" style:column-width="67.89pt"/>
    </style:style>
    <style:style style:name="co7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lass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co_n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ritical Reading and Composi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alculus 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lgorithmic Design 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omputing in the Modern Worl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hetoric and Composi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alculus 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General Chemistr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string" calcext:value-type="string">
            <text:p>111L</text:p>
          </table:table-cell>
          <table:table-cell office:value-type="string" calcext:value-type="string">
            <text:p>General Chemistry 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Essentials of Phys 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string" calcext:value-type="string">
            <text:p>211L</text:p>
          </table:table-cell>
          <table:table-cell office:value-type="string" calcext:value-type="string">
            <text:p>Essentials of Phys 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lgorithmic Design 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UNIX?Linus Fundamenta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igital Logic Desig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Introduction to Software Engineer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Discrete Structu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General Chemistry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string" calcext:value-type="string">
            <text:p>112L</text:p>
          </table:table-cell>
          <table:table-cell office:value-type="string" calcext:value-type="string">
            <text:p>General Chemistry 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Essentials of Phys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string" calcext:value-type="string">
            <text:p>212L</text:p>
          </table:table-cell>
          <table:table-cell office:value-type="string" calcext:value-type="string">
            <text:p>Essentials of Phys 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ch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ublic Communica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Intro to Computer Architectu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Vector Calculu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Operating System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rogramming Language Structu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Data Structures &amp; Algorithm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of. Issues in Computer Science Engr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Technical Writ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Business Writ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Introduction to Computer Network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Statistics for Enginee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apstone Computing Project 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oundations of Computa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pplied Linear Algeb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344L</text:p>
          </table:table-cell>
          <table:table-cell office:value-type="string" calcext:value-type="string">
            <text:p>Applied Linear Algebra 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Capstone Computing Project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Robotic Applications &amp; Desig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lectrical Scien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Elementary Differential Equation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ircui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ignals &amp; System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Embedded System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Computer Systems Engineer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Electronic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Advanced Digital Design</text:p>
          </table:table-cell>
          <table:table-cell office:value-type="float" office:value="3" calcext:value-type="float">
            <text:p>3</text:p>
          </table:table-cell>
        </table:table-row>
      </table:table>
      <table:table table:name="Curriculum" table:style-name="ta1"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co_num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emester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string" calcext:value-type="string">
            <text:p>111L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string" calcext:value-type="string">
            <text:p>211L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string" calcext:value-type="string">
            <text:p>112L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string" calcext:value-type="string">
            <text:p>212L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pch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344L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string" calcext:value-type="string">
            <text:p>111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string" calcext:value-type="string">
            <text:p>211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string" calcext:value-type="string">
            <text:p>212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pch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344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g</text:p>
          </table:table-cell>
        </table:table-row>
      </table:table>
      <table:table table:name="College" table:style-name="ta1"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llege</text:p>
          </table:table-cell>
          <table:table-cell office:value-type="string" calcext:value-type="string">
            <text:p>major</text:p>
          </table:table-cell>
        </table:table-row>
        <table:table-row table:style-name="ro1">
          <table:table-cell office:value-type="string" calcext:value-type="string">
            <text:p>College of Engineering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string" calcext:value-type="string">
            <text:p>College of Engineering</text:p>
          </table:table-cell>
          <table:table-cell office:value-type="string" calcext:value-type="string">
            <text:p>cis</text:p>
          </table:table-cell>
        </table:table-row>
        <table:table-row table:style-name="ro1">
          <table:table-cell office:value-type="string" calcext:value-type="string">
            <text:p>College of Engineering</text:p>
          </table:table-cell>
          <table:table-cell office:value-type="string" calcext:value-type="string">
            <text:p>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 style:data-style-name="N2" text:time-value="12:31:48.4746227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52:59.100012480</meta:creation-date>
    <dc:date>2017-09-25T12:32:07.322110549</dc:date>
    <meta:editing-duration>PT28M22S</meta:editing-duration>
    <meta:editing-cycles>12</meta:editing-cycles>
    <meta:generator>LibreOffice/5.1.6.2$Linux_X86_64 LibreOffice_project/10m0$Build-2</meta:generator>
    <meta:document-statistic meta:table-count="3" meta:cell-count="492" meta:object-count="0"/>
  </office:meta>
</office:document-meta>
</file>